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26.876cm" table:align="left"/>
    </style:style>
    <style:style style:name="Таблица1.A" style:family="table-column">
      <style:table-column-properties style:column-width="3.521cm"/>
    </style:style>
    <style:style style:name="Таблица1.B" style:family="table-column">
      <style:table-column-properties style:column-width="1.774cm"/>
    </style:style>
    <style:style style:name="Таблица1.C" style:family="table-column">
      <style:table-column-properties style:column-width="2.436cm"/>
    </style:style>
    <style:style style:name="Таблица1.D" style:family="table-column">
      <style:table-column-properties style:column-width="1.907cm"/>
    </style:style>
    <style:style style:name="Таблица1.E" style:family="table-column">
      <style:table-column-properties style:column-width="2.039cm"/>
    </style:style>
    <style:style style:name="Таблица1.F" style:family="table-column">
      <style:table-column-properties style:column-width="1.933cm"/>
    </style:style>
    <style:style style:name="Таблица1.J" style:family="table-column">
      <style:table-column-properties style:column-width="2.621cm"/>
    </style:style>
    <style:style style:name="Таблица1.K" style:family="table-column">
      <style:table-column-properties style:column-width="2.515cm"/>
    </style:style>
    <style:style style:name="Таблица1.L" style:family="table-column">
      <style:table-column-properties style:column-width="2.33cm"/>
    </style:style>
    <style:style style:name="Таблица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Таблица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Таблица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Таблица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Таблица1.B41" style:family="table-cell">
      <style:table-cell-properties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Таблица1.A42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Таблица1.B42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officeooo:paragraph-rsid="000dba25"/>
    </style:style>
    <style:style style:name="P3" style:family="paragraph" style:parent-style-name="Table_20_Contents">
      <style:text-properties officeooo:paragraph-rsid="000f5f11"/>
    </style:style>
    <style:style style:name="P4" style:family="paragraph" style:parent-style-name="Table_20_Contents">
      <style:text-properties officeooo:paragraph-rsid="0010c144"/>
    </style:style>
    <style:style style:name="P5" style:family="paragraph" style:parent-style-name="Table_20_Heading">
      <style:text-properties fo:font-size="2pt" style:font-size-asian="2pt" style:font-size-complex="2pt"/>
    </style:style>
    <style:style style:name="P6" style:family="paragraph" style:parent-style-name="Text_20_body" style:master-page-name="HTML">
      <style:paragraph-properties fo:margin-top="0cm" fo:margin-bottom="0cm" style:contextual-spacing="false" fo:text-align="center" style:justify-single-word="false" style:page-number="auto"/>
    </style:style>
    <style:style style:name="T1" style:family="text">
      <style:text-properties fo:color="#c9211e" loext:opacity="100%" fo:language="ru" fo:country="RU" officeooo:rsid="000d074d"/>
    </style:style>
    <style:style style:name="T2" style:family="text">
      <style:text-properties fo:color="#c9211e" loext:opacity="100%" fo:language="ru" fo:country="RU" officeooo:rsid="000dba25"/>
    </style:style>
    <style:style style:name="T3" style:family="text">
      <style:text-properties fo:color="#c9211e" loext:opacity="100%" fo:language="ru" fo:country="RU" officeooo:rsid="000e360d"/>
    </style:style>
    <style:style style:name="T4" style:family="text">
      <style:text-properties fo:color="#c9211e" loext:opacity="100%" fo:language="ru" fo:country="RU" officeooo:rsid="000f5f11"/>
    </style:style>
    <style:style style:name="T5" style:family="text">
      <style:text-properties fo:color="#c9211e" loext:opacity="100%" fo:language="en" fo:country="US" officeooo:rsid="000f5f11"/>
    </style:style>
    <style:style style:name="T6" style:family="text">
      <style:text-properties fo:color="#c9211e" loext:opacity="100%" officeooo:rsid="000f5f11"/>
    </style:style>
    <style:style style:name="T7" style:family="text">
      <style:text-properties fo:color="#c9211e" loext:opacity="100%" officeooo:rsid="0010c144"/>
    </style:style>
    <style:style style:name="T8" style:family="text">
      <style:text-properties fo:language="en" fo:country="US" officeooo:rsid="000d074d"/>
    </style:style>
    <style:style style:name="T9" style:family="text">
      <style:text-properties officeooo:rsid="000f5f1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Раздел1">
        <text:section-source xlink:href="../../../../../../Source/Repos/a567765/MODELP~1/MODELP~1/basket1.htm"/>
        <text:p text:style-name="P6">Basket on 2022-11-14 19:16:53.093202</text:p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E"/>
          <table:table-column table:style-name="Таблица1.F" table:number-columns-repeated="4"/>
          <table:table-column table:style-name="Таблица1.J"/>
          <table:table-column table:style-name="Таблица1.K"/>
          <table:table-column table:style-name="Таблица1.L"/>
          <table:table-row table:style-name="TableLine1120628916560">
            <table:table-cell table:style-name="Таблица1.A1" office:value-type="string">
              <text:p text:style-name="P5"/>
            </table:table-cell>
            <table:table-cell table:style-name="Таблица1.B1" office:value-type="string">
              <text:p text:style-name="Table_20_Heading"><text:a xlink:type="simple" xlink:href="https://aliexpress.ru/" text:style-name="Internet_20_link" text:visited-style-name="Visited_20_Internet_20_Link">ali</text:a></text:p>
            </table:table-cell>
            <table:table-cell table:style-name="Таблица1.B1" office:value-type="string">
              <text:p text:style-name="Table_20_Heading"><text:a xlink:type="simple" xlink:href="https://model-lavka.ru/" text:style-name="Internet_20_link" text:visited-style-name="Visited_20_Internet_20_Link">Model-lavka</text:a></text:p>
            </table:table-cell>
            <table:table-cell table:style-name="Таблица1.B1" office:value-type="string">
              <text:p text:style-name="Table_20_Heading"><text:a xlink:type="simple" xlink:href="https://i-modelist.ru/" text:style-name="Internet_20_link" text:visited-style-name="Visited_20_Internet_20_Link">i-modelist</text:a></text:p>
            </table:table-cell>
            <table:table-cell table:style-name="Таблица1.B1" office:value-type="string">
              <text:p text:style-name="Table_20_Heading"><text:a xlink:type="simple" xlink:href="https://www.platcdarm.ru/" text:style-name="Internet_20_link" text:visited-style-name="Visited_20_Internet_20_Link">platcdarm</text:a></text:p>
            </table:table-cell>
            <table:table-cell table:style-name="Таблица1.B1" office:value-type="string">
              <text:p text:style-name="Table_20_Heading"><text:a xlink:type="simple" xlink:href="https://spb.modelist.spb.ru/" text:style-name="Internet_20_link" text:visited-style-name="Visited_20_Internet_20_Link">Modelist_lad</text:a></text:p>
            </table:table-cell>
            <table:table-cell table:style-name="Таблица1.B1" office:value-type="string">
              <text:p text:style-name="Table_20_Heading"><text:a xlink:type="simple" xlink:href="https://sennaya.modelist.spb.ru/" text:style-name="Internet_20_link" text:visited-style-name="Visited_20_Internet_20_Link">Modelist_sen</text:a></text:p>
            </table:table-cell>
            <table:table-cell table:style-name="Таблица1.B1" office:value-type="string">
              <text:p text:style-name="Table_20_Heading"><text:a xlink:type="simple" xlink:href="https://lavka.modelist.spb.ru/" text:style-name="Internet_20_link" text:visited-style-name="Visited_20_Internet_20_Link">Modelist_koms</text:a></text:p>
            </table:table-cell>
            <table:table-cell table:style-name="Таблица1.B1" office:value-type="string">
              <text:p text:style-name="Table_20_Heading"><text:a xlink:type="simple" xlink:href="https://msk.modelist.spb.ru/" text:style-name="Internet_20_link" text:visited-style-name="Visited_20_Internet_20_Link">Modelist_len</text:a></text:p>
            </table:table-cell>
            <table:table-cell table:style-name="Таблица1.B1" office:value-type="string">
              <text:p text:style-name="Table_20_Heading"><text:a xlink:type="simple" xlink:href="https://arma-models.ru/" text:style-name="Internet_20_link" text:visited-style-name="Visited_20_Internet_20_Link">Arma-models</text:a></text:p>
            </table:table-cell>
            <table:table-cell table:style-name="Таблица1.B1" office:value-type="string">
              <text:p text:style-name="Table_20_Heading"><text:a xlink:type="simple" xlink:href="https://mirmodelista.ru/" text:style-name="Internet_20_link" text:visited-style-name="Visited_20_Internet_20_Link">mirmodelista</text:a></text:p>
            </table:table-cell>
            <table:table-cell table:style-name="Таблица1.B1" office:value-type="string">
              <text:p text:style-name="Table_20_Heading"><text:a xlink:type="simple" xlink:href="https://mirmodspb.ru/" text:style-name="Internet_20_link" text:visited-style-name="Visited_20_Internet_20_Link">mirmodspb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zvezda-3691-su-122--1248248" text:style-name="Internet_20_link" text:visited-style-name="Visited_20_Internet_20_Link">SU-122, Zvezda 3691 (2020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281249363.html?sku_id=12000028613957772" text:style-name="Internet_20_link" text:visited-style-name="Visited_20_Internet_20_Link">1697.2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звезда%203691&amp;_csrf=&amp;name=&amp;priceFrom=&amp;priceTo=&amp;availability=&amp;availability=all&amp;scale=&amp;per-page=1" text:style-name="Internet_20_link" text:visited-style-name="Visited_20_Internet_20_Link">1355.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3691%20звезда%20&amp;x=0&amp;y=0" text:style-name="Internet_20_link" text:visited-style-name="Visited_20_Internet_20_Link">1190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3691%20звезда" text:style-name="Internet_20_link" text:visited-style-name="Visited_20_Internet_20_Link">149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3691%20звезда%20&amp;s=" text:style-name="Internet_20_link" text:visited-style-name="Visited_20_Internet_20_Link">27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3691%20звезда%20&amp;s=" text:style-name="Internet_20_link" text:visited-style-name="Visited_20_Internet_20_Link">27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3691%20звезда%20&amp;s=" text:style-name="Internet_20_link" text:visited-style-name="Visited_20_Internet_20_Link">27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3691%20звезда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arma-models.ru/catalog/?q=%E7%E2%E5%E7%E4%E0%203691%20&amp;how=r" text:style-name="Internet_20_link" text:visited-style-name="Visited_20_Internet_20_Link">1490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3691%22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3691-sovetskij-istrebitel-tankov-su-122" text:style-name="Internet_20_link" text:visited-style-name="Visited_20_Internet_20_Link">149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zvezda-3631-t-70b--1391763" text:style-name="Internet_20_link" text:visited-style-name="Visited_20_Internet_20_Link">T-70B, Zvezda 3631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347796526.html?sku_id=12000028849976561" text:style-name="Internet_20_link" text:visited-style-name="Visited_20_Internet_20_Link">1608.0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звезда%203631&amp;_csrf=&amp;name=&amp;priceFrom=&amp;priceTo=&amp;availability=&amp;availability=all&amp;scale=&amp;per-page=1" text:style-name="Internet_20_link" text:visited-style-name="Visited_20_Internet_20_Link">1446.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3631%20звезда%20&amp;x=0&amp;y=0" text:style-name="Internet_20_link" text:visited-style-name="Visited_20_Internet_20_Link">1590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3631%20звезда" text:style-name="Internet_20_link" text:visited-style-name="Visited_20_Internet_20_Link">159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3631%20звезда%20&amp;s=" text:style-name="Internet_20_link" text:visited-style-name="Visited_20_Internet_20_Link">159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3631%20звезда%20&amp;s=" text:style-name="Internet_20_link" text:visited-style-name="Visited_20_Internet_20_Link">159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3631%20звезда%20&amp;s=" text:style-name="Internet_20_link" text:visited-style-name="Visited_20_Internet_20_Link">159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3631%20звезда%20&amp;s=" text:style-name="Internet_20_link" text:visited-style-name="Visited_20_Internet_20_Link">159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%E7%E2%E5%E7%E4%E0%203631%20&amp;how=r" text:style-name="Internet_20_link" text:visited-style-name="Visited_20_Internet_20_Link">2295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3631%22" text:style-name="Internet_20_link" text:visited-style-name="Visited_20_Internet_20_Link">1570.0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3631-sovetskij-legkij-tank-t-70b-1-35" text:style-name="Internet_20_link" text:visited-style-name="Visited_20_Internet_20_Link">159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hero-hobby-kits-h35002-pkw-typ-k1-kuebelwagen-type-82--998683" text:style-name="Internet_20_link" text:visited-style-name="Visited_20_Internet_20_Link">PKW Typ k1 Kübelwagen Type 82, Hero Hobby Kits H35002 (2016)</text:a></text:p>
            </table:table-cell>
            <table:table-cell table:style-name="Таблица1.B2" office:value-type="string">
              <text:p text:style-name="Table_20_Contents"><text:a xlink:type="simple" xlink:href="https://aliexpress.ru/wholesale?SearchText=freedom%20model%20kits%20H35002%20model&amp;SortType=total_tranpro_desc&amp;g=y&amp;page=1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freedom%20model%20kits%20H35002&amp;_csrf=&amp;name=&amp;priceFrom=&amp;priceTo=&amp;availability=&amp;availability=all&amp;scale=&amp;per-page=1" text:style-name="Internet_20_link" text:visited-style-name="Visited_20_Internet_20_Link">600.6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H35002%20freedom%20model%20kits%20&amp;x=0&amp;y=0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www.platcdarm.ru/tovar/?q=h35002%20freedom%20model%20kits" text:style-name="Internet_20_link" text:visited-style-name="Visited_20_Internet_20_Link">_</text:a></text:p>
            </table:table-cell>
            <table:table-cell table:style-name="Таблица1.B2" office:value-type="string">
              <text:p text:style-name="P3"><text:a xlink:type="simple" xlink:href="https://spb.modelist.spb.ru/search/index.php?q=H35002%20freedom%20model%20kit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H35002%20freedom%20model%20kit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H35002%20freedom%20model%20kit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H35002%20freedom%20model%20kit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arma-models.ru/catalog/?q=freedom%20model%20kits%20H35002%20&amp;how=r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H35002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H35002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hero-hobby-kits-h35001-pkwk2s-schwimmwagen-type-166--998682" text:style-name="Internet_20_link" text:visited-style-name="Visited_20_Internet_20_Link">Pkw.K2s Schwimmwagen Type 166, Hero Hobby Kits H35001 (2016)</text:a></text:p>
            </table:table-cell>
            <table:table-cell table:style-name="Таблица1.B2" office:value-type="string">
              <text:p text:style-name="Table_20_Contents"><text:a xlink:type="simple" xlink:href="https://aliexpress.ru/wholesale?SearchText=freedom%20model%20kits%20H35001%20model&amp;SortType=total_tranpro_desc&amp;g=y&amp;page=1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freedom%20model%20kits%20H35001&amp;_csrf=&amp;name=&amp;priceFrom=&amp;priceTo=&amp;availability=&amp;availability=all&amp;scale=&amp;per-page=1" text:style-name="Internet_20_link" text:visited-style-name="Visited_20_Internet_20_Link">655.2</text:a></text:p>
            </table:table-cell>
            <table:table-cell table:style-name="Таблица1.B2" office:value-type="string">
              <text:p text:style-name="P3"><text:a xlink:type="simple" xlink:href="https://i-modelist.ru/search.html?all=1&amp;q=H35001%20freedom%20model%20kits%20&amp;x=0&amp;y=0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www.platcdarm.ru/tovar/?q=h35001%20freedom%20model%20kits" text:style-name="Internet_20_link" text:visited-style-name="Visited_20_Internet_20_Link">_</text:a></text:p>
            </table:table-cell>
            <table:table-cell table:style-name="Таблица1.B2" office:value-type="string">
              <text:p text:style-name="P3"><text:a xlink:type="simple" xlink:href="https://spb.modelist.spb.ru/search/index.php?q=H35001%20freedom%20model%20kit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H35001%20freedom%20model%20kit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H35001%20freedom%20model%20kit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H35001%20freedom%20model%20kit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arma-models.ru/catalog/?q=freedom%20model%20kits%20H35001%20&amp;how=r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H35001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1212869241" text:style-name="Internet_20_link" text:visited-style-name="Visited_20_Internet_20_Link">180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hobbyboss-83888-skoda-pa-2-turtle--1013353" text:style-name="Internet_20_link" text:visited-style-name="Visited_20_Internet_20_Link">Škoda PA-2 Turtle, HobbyBoss 83888 (2016)</text:a></text:p>
            </table:table-cell>
            <table:table-cell table:style-name="Таблица1.B2" office:value-type="string">
              <text:p text:style-name="Table_20_Contents"><text:a xlink:type="simple" xlink:href="https://aliexpress.ru/item/32827703718.html?sku_id=64898351525" text:style-name="Internet_20_link" text:visited-style-name="Visited_20_Internet_20_Link">5882.02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hobby%20boss%2083888&amp;_csrf=&amp;name=&amp;priceFrom=&amp;priceTo=&amp;availability=&amp;availability=all&amp;scale=&amp;per-page=1" text:style-name="Internet_20_link" text:visited-style-name="Visited_20_Internet_20_Link">1668.94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83888%20hobby%20boss%20&amp;x=0&amp;y=0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www.platcdarm.ru/tovar/?q=83888%20hobby%20boss" text:style-name="Internet_20_link" text:visited-style-name="Visited_20_Internet_20_Link">183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83888%20hobby%20boss%20&amp;s=" text:style-name="Internet_20_link" text:visited-style-name="Visited_20_Internet_20_Link">155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83888%20hobby%20boss%20&amp;s=" text:style-name="Internet_20_link" text:visited-style-name="Visited_20_Internet_20_Link">155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83888%20hobby%20boss%20&amp;s=" text:style-name="Internet_20_link" text:visited-style-name="Visited_20_Internet_20_Link">155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83888%20hobby%20boss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arma-models.ru/catalog/?q=hobby%20boss%2083888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83888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83888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hobbyboss-83888-skoda-pa-2-turtle--1013353" text:style-name="Internet_20_link" text:visited-style-name="Visited_20_Internet_20_Link">Škoda PA-2 Turtle, HobbyBoss 83888 (2016)</text:a></text:p>
            </table:table-cell>
            <table:table-cell table:style-name="Таблица1.B2" office:value-type="string">
              <text:p text:style-name="Table_20_Contents"><text:a xlink:type="simple" xlink:href="https://aliexpress.ru/item/32827703718.html?sku_id=64898351525" text:style-name="Internet_20_link" text:visited-style-name="Visited_20_Internet_20_Link">5882.02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hobby%20boss%2083888&amp;_csrf=&amp;name=&amp;priceFrom=&amp;priceTo=&amp;availability=&amp;availability=all&amp;scale=&amp;per-page=1" text:style-name="Internet_20_link" text:visited-style-name="Visited_20_Internet_20_Link">1668.94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83888%20hobby%20boss%20&amp;x=0&amp;y=0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www.platcdarm.ru/tovar/?q=83888%20hobby%20boss" text:style-name="Internet_20_link" text:visited-style-name="Visited_20_Internet_20_Link">183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83888%20hobby%20boss%20&amp;s=" text:style-name="Internet_20_link" text:visited-style-name="Visited_20_Internet_20_Link">155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83888%20hobby%20boss%20&amp;s=" text:style-name="Internet_20_link" text:visited-style-name="Visited_20_Internet_20_Link">155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83888%20hobby%20boss%20&amp;s=" text:style-name="Internet_20_link" text:visited-style-name="Visited_20_Internet_20_Link">155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83888%20hobby%20boss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arma-models.ru/catalog/?q=hobby%20boss%2083888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83888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83888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hobbyboss-82442-sdkfz-222-leichter-panzerspaehwagen-2cm--120425" text:style-name="Internet_20_link" text:visited-style-name="Visited_20_Internet_20_Link">Sd.Kfz. 222 Leichter Panzerspähwagen 2cm, HobbyBoss 82442 (2010)</text:a></text:p>
            </table:table-cell>
            <table:table-cell table:style-name="Таблица1.B2" office:value-type="string">
              <text:p text:style-name="Table_20_Contents"><text:a xlink:type="simple" xlink:href="https://aliexpress.ru/item/32237077174.html?sku_id=56526134223" text:style-name="Internet_20_link" text:visited-style-name="Visited_20_Internet_20_Link">1809.75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hobby%20boss%2082442&amp;_csrf=&amp;name=&amp;priceFrom=&amp;priceTo=&amp;availability=&amp;availability=all&amp;scale=&amp;per-page=1" text:style-name="Internet_20_link" text:visited-style-name="Visited_20_Internet_20_Link">1993.81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82442%20hobby%20boss%20&amp;x=0&amp;y=0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www.platcdarm.ru/tovar/?q=82442%20hobby%20boss" text:style-name="Internet_20_link" text:visited-style-name="Visited_20_Internet_20_Link">238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82442%20hobby%20boss%20&amp;s=" text:style-name="Internet_20_link" text:visited-style-name="Visited_20_Internet_20_Link">2376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82442%20hobby%20boss%20&amp;s=" text:style-name="Internet_20_link" text:visited-style-name="Visited_20_Internet_20_Link">2376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82442%20hobby%20boss%20&amp;s=" text:style-name="Internet_20_link" text:visited-style-name="Visited_20_Internet_20_Link">2376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82442%20hobby%20boss%20&amp;s=" text:style-name="Internet_20_link" text:visited-style-name="Visited_20_Internet_20_Link">2376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hobby%20boss%2082442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82442%22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82442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hobbyboss-82448-defender-110-hardtop--120414" text:style-name="Internet_20_link" text:visited-style-name="Visited_20_Internet_20_Link">Defender 110 Hardtop, HobbyBoss 82448 (2011)</text:a></text:p>
            </table:table-cell>
            <table:table-cell table:style-name="Таблица1.B2" office:value-type="string">
              <text:p text:style-name="Table_20_Contents"><text:a xlink:type="simple" xlink:href="https://aliexpress.ru/item/32825468142.html?sku_id=64964177593" text:style-name="Internet_20_link" text:visited-style-name="Visited_20_Internet_20_Link">5952.62</text:a> –<text:span text:style-name="T8"> </text:span><text:span text:style-name="T1">неудачный подбор позиции по цене — что лучше сортировка по умолч. Или по количеству заказу</text:span></text:p>
            </table:table-cell>
            <table:table-cell table:style-name="Таблица1.B2" office:value-type="string">
              <text:p text:style-name="Table_20_Contents"><text:a xlink:type="simple" xlink:href="https://model-lavka.ru/catalog?query=hobby%20boss%2082448&amp;_csrf=&amp;name=&amp;priceFrom=&amp;priceTo=&amp;availability=&amp;availability=all&amp;scale=&amp;per-page=1" text:style-name="Internet_20_link" text:visited-style-name="Visited_20_Internet_20_Link">1993.81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82448%20hobby%20boss%20&amp;x=0&amp;y=0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www.platcdarm.ru/tovar/?q=82448%20hobby%20boss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82448%20hobby%20boss%20&amp;s=" text:style-name="Internet_20_link" text:visited-style-name="Visited_20_Internet_20_Link">162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82448%20hobby%20boss%20&amp;s=" text:style-name="Internet_20_link" text:visited-style-name="Visited_20_Internet_20_Link">162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82448%20hobby%20boss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82448%20hobby%20boss%20&amp;s=" text:style-name="Internet_20_link" text:visited-style-name="Visited_20_Internet_20_Link">162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hobby%20boss%2082448%20&amp;how=r" text:style-name="Internet_20_link" text:visited-style-name="Visited_20_Internet_20_Link">2525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82448%22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82448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hobbyboss-83889-m35-mittlere-panzerwagen-adgz-daimler--1012716" text:style-name="Internet_20_link" text:visited-style-name="Visited_20_Internet_20_Link">M35 Mittlere Panzerwagen (ADGZ-Daimler), HobbyBoss 83889 (2017)</text:a></text:p>
            </table:table-cell>
            <table:table-cell table:style-name="Таблица1.B2" office:value-type="string">
              <text:p text:style-name="Table_20_Contents"><text:a xlink:type="simple" xlink:href="https://aliexpress.ru/item/1005003994862535.html?sku_id=12000027679165240" text:style-name="Internet_20_link" text:visited-style-name="Visited_20_Internet_20_Link">2246.9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hobby%20boss%2083889&amp;_csrf=&amp;name=&amp;priceFrom=&amp;priceTo=&amp;availability=&amp;availability=all&amp;scale=&amp;per-page=1" text:style-name="Internet_20_link" text:visited-style-name="Visited_20_Internet_20_Link">2337.7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83889%20hobby%20boss%20&amp;x=0&amp;y=0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www.platcdarm.ru/tovar/?q=83889%20hobby%20boss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83889%20hobby%20boss%20&amp;s=" text:style-name="Internet_20_link" text:visited-style-name="Visited_20_Internet_20_Link">255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83889%20hobby%20boss%20&amp;s=" text:style-name="Internet_20_link" text:visited-style-name="Visited_20_Internet_20_Link">255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83889%20hobby%20boss%20&amp;s=" text:style-name="Internet_20_link" text:visited-style-name="Visited_20_Internet_20_Link">255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83889%20hobby%20boss%20&amp;s=" text:style-name="Internet_20_link" text:visited-style-name="Visited_20_Internet_20_Link">255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hobby%20boss%2083889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83889%22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83889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hobbyboss-82490-ebr-11-wheeled-reconnaissance-vehicle--155643" text:style-name="Internet_20_link" text:visited-style-name="Visited_20_Internet_20_Link">EBR-11 Wheeled Reconnaissance Vehicle, HobbyBoss 82490 (2012)</text:a></text:p>
            </table:table-cell>
            <table:table-cell table:style-name="Таблица1.B2" office:value-type="string">
              <text:p text:style-name="Table_20_Contents"><text:a xlink:type="simple" xlink:href="https://aliexpress.ru/item/2036599886.html?sku_id=56526274146" text:style-name="Internet_20_link" text:visited-style-name="Visited_20_Internet_20_Link">2225.87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hobby%20boss%2082490&amp;_csrf=&amp;name=&amp;priceFrom=&amp;priceTo=&amp;availability=&amp;availability=all&amp;scale=&amp;per-page=1" text:style-name="Internet_20_link" text:visited-style-name="Visited_20_Internet_20_Link">2402.4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82490%20hobby%20boss%20&amp;x=0&amp;y=0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www.platcdarm.ru/tovar/?q=82490%20hobby%20boss" text:style-name="Internet_20_link" text:visited-style-name="Visited_20_Internet_20_Link">263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82490%20hobby%20boss%20&amp;s=" text:style-name="Internet_20_link" text:visited-style-name="Visited_20_Internet_20_Link">2917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82490%20hobby%20boss%20&amp;s=" text:style-name="Internet_20_link" text:visited-style-name="Visited_20_Internet_20_Link">2917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82490%20hobby%20boss%20&amp;s=" text:style-name="Internet_20_link" text:visited-style-name="Visited_20_Internet_20_Link">2917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82490%20hobby%20boss%20&amp;s=" text:style-name="Internet_20_link" text:visited-style-name="Visited_20_Internet_20_Link">2917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hobby%20boss%2082490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82490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82490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hobbyboss-85501-152mm-shkh-dana-vz77--114072" text:style-name="Internet_20_link" text:visited-style-name="Visited_20_Internet_20_Link">152mm ShkH DANA vz.77, HobbyBoss 85501 (2010)</text:a></text:p>
            </table:table-cell>
            <table:table-cell table:style-name="Таблица1.B2" office:value-type="string">
              <text:p text:style-name="Table_20_Contents"><text:a xlink:type="simple" xlink:href="https://aliexpress.ru/item/32278863517.html?sku_id=56496679605" text:style-name="Internet_20_link" text:visited-style-name="Visited_20_Internet_20_Link">3156.54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hobby%20boss%2085501&amp;_csrf=&amp;name=&amp;priceFrom=&amp;priceTo=&amp;availability=&amp;availability=all&amp;scale=&amp;per-page=1" text:style-name="Internet_20_link" text:visited-style-name="Visited_20_Internet_20_Link">3811.9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85501%20hobby%20boss%20&amp;x=0&amp;y=0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www.platcdarm.ru/tovar/?q=85501%20hobby%20boss" text:style-name="Internet_20_link" text:visited-style-name="Visited_20_Internet_20_Link">418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85501%20hobby%20boss%20&amp;s=" text:style-name="Internet_20_link" text:visited-style-name="Visited_20_Internet_20_Link">4542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85501%20hobby%20boss%20&amp;s=" text:style-name="Internet_20_link" text:visited-style-name="Visited_20_Internet_20_Link">4542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85501%20hobby%20boss%20&amp;s=" text:style-name="Internet_20_link" text:visited-style-name="Visited_20_Internet_20_Link">4542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85501%20hobby%20boss%20&amp;s=" text:style-name="Internet_20_link" text:visited-style-name="Visited_20_Internet_20_Link">4542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hobby%20boss%2085501%20&amp;how=r" text:style-name="Internet_20_link" text:visited-style-name="Visited_20_Internet_20_Link">4828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85501%22" text:style-name="Internet_20_link" text:visited-style-name="Visited_20_Internet_20_Link">3870.0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85501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trumpeter-01582-btr-50pk-apc--102870" text:style-name="Internet_20_link" text:visited-style-name="Visited_20_Internet_20_Link">Russian BTR-50PK APC, Trumpeter 01582 (2011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363463540.html?sku_id=12000028914276063" text:style-name="Internet_20_link" text:visited-style-name="Visited_20_Internet_20_Link">2144.4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rumpeter%2001582&amp;_csrf=&amp;name=&amp;priceFrom=&amp;priceTo=&amp;availability=&amp;availability=all&amp;scale=&amp;per-page=1" text:style-name="Internet_20_link" text:visited-style-name="Visited_20_Internet_20_Link">2083.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01582%20трубач%20&amp;x=0&amp;y=0" text:style-name="Internet_20_link" text:visited-style-name="Visited_20_Internet_20_Link">2355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01582%20trumpeter" text:style-name="Internet_20_link" text:visited-style-name="Visited_20_Internet_20_Link">245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01582%20trumpeter%20&amp;s=" text:style-name="Internet_20_link" text:visited-style-name="Visited_20_Internet_20_Link">2564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01582%20trumpeter%20&amp;s=" text:style-name="Internet_20_link" text:visited-style-name="Visited_20_Internet_20_Link">2564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01582%20trumpeter%20&amp;s=" text:style-name="Internet_20_link" text:visited-style-name="Visited_20_Internet_20_Link">2564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01582%20trumpeter%20&amp;s=" text:style-name="Internet_20_link" text:visited-style-name="Visited_20_Internet_20_Link">2564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rumpeter%2001582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01582%22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01582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trumpeter-01580-t-64av-mod-1984--674452" text:style-name="Internet_20_link" text:visited-style-name="Visited_20_Internet_20_Link">Soviet T-64AV MOD 1984, Trumpeter 01580 (2015)</text:a></text:p>
            </table:table-cell>
            <table:table-cell table:style-name="Таблица1.B2" office:value-type="string">
              <text:p text:style-name="Table_20_Contents"><text:a xlink:type="simple" xlink:href="https://aliexpress.ru/item/1005002359795595.html?sku_id=12000020302581235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rumpeter%2001580&amp;_csrf=&amp;name=&amp;priceFrom=&amp;priceTo=&amp;availability=&amp;availability=all&amp;scale=&amp;per-page=1" text:style-name="Internet_20_link" text:visited-style-name="Visited_20_Internet_20_Link">2841.02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01580%20трубач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www.platcdarm.ru/tovar/?q=01580%20trumpeter" text:style-name="Internet_20_link" text:visited-style-name="Visited_20_Internet_20_Link">390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01580%20trumpeter%20&amp;s=" text:style-name="Internet_20_link" text:visited-style-name="Visited_20_Internet_20_Link">3426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01580%20trumpeter%20&amp;s=" text:style-name="Internet_20_link" text:visited-style-name="Visited_20_Internet_20_Link">3426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01580%20trumpeter%20&amp;s=" text:style-name="Internet_20_link" text:visited-style-name="Visited_20_Internet_20_Link">3426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01580%20trumpeter%20&amp;s=" text:style-name="Internet_20_link" text:visited-style-name="Visited_20_Internet_20_Link">3426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rumpeter%2001580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01580%22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01580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trumpeter-09516-rooikat-afv--1085342" text:style-name="Internet_20_link" text:visited-style-name="Visited_20_Internet_20_Link">South African Rooikat AFV, Trumpeter 09516 (2017)</text:a></text:p>
            </table:table-cell>
            <table:table-cell table:style-name="Таблица1.B2" office:value-type="string">
              <text:p text:style-name="P2"><text:a xlink:type="simple" xlink:href="https://aliexpress.ru/item/1005002439768701.html?sku_id=12000020661981176" text:style-name="Internet_20_link" text:visited-style-name="Visited_20_Internet_20_Link">_</text:a><text:span text:style-name="T1">неудачный подбор позиции по цене — что лучше сортировка по умолч. Или по количеству заказу</text:span></text:p>
            </table:table-cell>
            <table:table-cell table:style-name="Таблица1.B2" office:value-type="string">
              <text:p text:style-name="Table_20_Contents"><text:a xlink:type="simple" xlink:href="https://model-lavka.ru/catalog?query=trumpeter%2009516&amp;_csrf=&amp;name=&amp;priceFrom=&amp;priceTo=&amp;availability=&amp;availability=all&amp;scale=&amp;per-page=1" text:style-name="Internet_20_link" text:visited-style-name="Visited_20_Internet_20_Link">3949.4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09516%20трубач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www.platcdarm.ru/tovar/?q=09516%20trumpete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09516%20trumpeter%20&amp;s=" text:style-name="Internet_20_link" text:visited-style-name="Visited_20_Internet_20_Link">295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09516%20trumpeter%20&amp;s=" text:style-name="Internet_20_link" text:visited-style-name="Visited_20_Internet_20_Link">295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09516%20trumpeter%20&amp;s=" text:style-name="Internet_20_link" text:visited-style-name="Visited_20_Internet_20_Link">295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09516%20trumpeter%20&amp;s=" text:style-name="Internet_20_link" text:visited-style-name="Visited_20_Internet_20_Link">295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rumpeter%2009516%20&amp;how=r" text:style-name="Internet_20_link" text:visited-style-name="Visited_20_Internet_20_Link">5960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09516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09516-south-african-rooikat-afv" text:style-name="Internet_20_link" text:visited-style-name="Visited_20_Internet_20_Link">295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trumpeter-05593-2s7-self-propelled-gun--948921" text:style-name="Internet_20_link" text:visited-style-name="Visited_20_Internet_20_Link">Soviet 2S7 Self-Propelled Gun, Trumpeter 05593 (2015)</text:a></text:p>
            </table:table-cell>
            <table:table-cell table:style-name="Таблица1.B2" office:value-type="string">
              <text:p text:style-name="Table_20_Contents"><text:a xlink:type="simple" xlink:href="https://aliexpress.ru/item/32988324152.html?sku_id=66859613491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rumpeter%2005593&amp;_csrf=&amp;name=&amp;priceFrom=&amp;priceTo=&amp;availability=&amp;availability=all&amp;scale=&amp;per-page=1" text:style-name="Internet_20_link" text:visited-style-name="Visited_20_Internet_20_Link">5080.53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05593%20трубач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www.platcdarm.ru/tovar/?q=05593%20trumpete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05593%20trumpeter%20&amp;s=" text:style-name="Internet_20_link" text:visited-style-name="Visited_20_Internet_20_Link">6258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05593%20trumpeter%20&amp;s=" text:style-name="Internet_20_link" text:visited-style-name="Visited_20_Internet_20_Link">6258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05593%20trumpeter%20&amp;s=" text:style-name="Internet_20_link" text:visited-style-name="Visited_20_Internet_20_Link">6258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05593%20trumpeter%20&amp;s=" text:style-name="Internet_20_link" text:visited-style-name="Visited_20_Internet_20_Link">6258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rumpeter%2005593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05593%22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05593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i-love-kit-63536-m1278-heavy-guns-carrier-general-purpose-jltv-gp--1414577" text:style-name="Internet_20_link" text:visited-style-name="Visited_20_Internet_20_Link">M1278 Heavy Guns Carrier - General Purpose (JLTV-GP), I Love Kit 63536 (2022)</text:a></text:p>
            </table:table-cell>
            <table:table-cell table:style-name="Таблица1.B2" office:value-type="string">
              <text:p text:style-name="Table_20_Contents"><text:a xlink:type="simple" xlink:href="https://aliexpress.ru/wholesale?SearchText=i%20love%20kit%2063536%20model&amp;SortType=total_tranpro_desc&amp;g=y&amp;page=1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i%20love%20kit%2063536&amp;_csrf=&amp;name=&amp;priceFrom=&amp;priceTo=&amp;availability=&amp;availability=all&amp;scale=&amp;per-page=1" text:style-name="Internet_20_link" text:visited-style-name="Visited_20_Internet_20_Link">4129.58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63536%20i%20love%20kit%20&amp;x=0&amp;y=0" text:style-name="Internet_20_link" text:visited-style-name="Visited_20_Internet_20_Link">4669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63536%20i%20love%20kit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63536%20i%20love%20kit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63536%20i%20love%20kit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63536%20i%20love%20kit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63536%20i%20love%20kit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arma-models.ru/catalog/?q=i%20love%20kit%2063536%20&amp;how=r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63536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63536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meng-model-ts-035-panther-ausf-a--1093512" text:style-name="Internet_20_link" text:visited-style-name="Visited_20_Internet_20_Link">Panther Ausf. A, Meng Model TS-035 (2017)</text:a></text:p>
            </table:table-cell>
            <table:table-cell table:style-name="Таблица1.B2" office:value-type="string">
              <text:p text:style-name="Table_20_Contents"><text:a xlink:type="simple" xlink:href="https://aliexpress.ru/item/1005002438771822.html?sku_id=12000020659153805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meng%20TS-011&amp;_csrf=&amp;name=&amp;priceFrom=&amp;priceTo=&amp;availability=&amp;availability=all&amp;scale=&amp;per-page=1" text:style-name="Internet_20_link" text:visited-style-name="Visited_20_Internet_20_Link">1680.77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TS-011%20meng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www.platcdarm.ru/tovar/?q=ts-011%20meng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TS-011%20meng%20&amp;s=" text:style-name="Internet_20_link" text:visited-style-name="Visited_20_Internet_20_Link">159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TS-011%20meng%20&amp;s=" text:style-name="Internet_20_link" text:visited-style-name="Visited_20_Internet_20_Link">159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TS-011%20meng%20&amp;s=" text:style-name="Internet_20_link" text:visited-style-name="Visited_20_Internet_20_Link">159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TS-011%20meng%20&amp;s=" text:style-name="Internet_20_link" text:visited-style-name="Visited_20_Internet_20_Link">159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meng%20TS-011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TS-011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wwt-011-german-light-tank-panzer-38-t" text:style-name="Internet_20_link" text:visited-style-name="Visited_20_Internet_20_Link">820.0</text:a> — <text:span text:style-name="T7">добавить доп проверку поиска</text:span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meng-model-ts-048-ztq15-light-tank--1358263" text:style-name="Internet_20_link" text:visited-style-name="Visited_20_Internet_20_Link">PLA ZTQ15 Light Tank, Meng Model TS-048 (2021)</text:a></text:p>
            </table:table-cell>
            <table:table-cell table:style-name="Таблица1.B2" office:value-type="string">
              <text:p text:style-name="Table_20_Contents"><text:a xlink:type="simple" xlink:href="https://aliexpress.ru/item/1005003438855284.html?sku_id=12000025793757107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meng%20TS-048&amp;_csrf=&amp;name=&amp;priceFrom=&amp;priceTo=&amp;availability=&amp;availability=all&amp;scale=&amp;per-page=1" text:style-name="Internet_20_link" text:visited-style-name="Visited_20_Internet_20_Link">3360.63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TS-048%20meng%20&amp;x=0&amp;y=0" text:style-name="Internet_20_link" text:visited-style-name="Visited_20_Internet_20_Link">4508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ts-048%20meng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TS-048%20meng%20&amp;s=" text:style-name="Internet_20_link" text:visited-style-name="Visited_20_Internet_20_Link">306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TS-048%20meng%20&amp;s=" text:style-name="Internet_20_link" text:visited-style-name="Visited_20_Internet_20_Link">306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TS-048%20meng%20&amp;s=" text:style-name="Internet_20_link" text:visited-style-name="Visited_20_Internet_20_Link">306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TS-048%20meng%20&amp;s=" text:style-name="Internet_20_link" text:visited-style-name="Visited_20_Internet_20_Link">306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meng%20TS-048%20&amp;how=r" text:style-name="Internet_20_link" text:visited-style-name="Visited_20_Internet_20_Link">4319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TS-048%22" text:style-name="Internet_20_link" text:visited-style-name="Visited_20_Internet_20_Link">3886.0</text:a></text:p>
            </table:table-cell>
            <table:table-cell table:style-name="Таблица1.B2" office:value-type="string">
              <text:p text:style-name="P4"><text:a xlink:type="simple" xlink:href="https://mirmodspb.ru/magazin/product/md048024-m-g-3-icm-ark-trumpeter-cvetnye-pribornye-doski" text:style-name="Internet_20_link" text:visited-style-name="Visited_20_Internet_20_Link">680.0</text:a><text:span text:style-name="T7">добавить доп проверку поиска</text:span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meng-model-ts-010-terminator-fire-support-combat-vehicle-bmpt--309341" text:style-name="Internet_20_link" text:visited-style-name="Visited_20_Internet_20_Link">"Terminator" Fire Support Combat Vehicle BMPT, Meng Model TS-010 (2014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642307863.html?sku_id=12000029947679721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meng%20TS-010&amp;_csrf=&amp;name=&amp;priceFrom=&amp;priceTo=&amp;availability=&amp;availability=all&amp;scale=&amp;per-page=1" text:style-name="Internet_20_link" text:visited-style-name="Visited_20_Internet_20_Link">3720.9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TS-010%20meng%20&amp;x=0&amp;y=0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www.platcdarm.ru/tovar/?q=ts-010%20meng" text:style-name="Internet_20_link" text:visited-style-name="Visited_20_Internet_20_Link">582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TS-010%20meng%20&amp;s=" text:style-name="Internet_20_link" text:visited-style-name="Visited_20_Internet_20_Link">345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TS-010%20meng%20&amp;s=" text:style-name="Internet_20_link" text:visited-style-name="Visited_20_Internet_20_Link">345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TS-010%20meng%20&amp;s=" text:style-name="Internet_20_link" text:visited-style-name="Visited_20_Internet_20_Link">345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TS-010%20meng%20&amp;s=" text:style-name="Internet_20_link" text:visited-style-name="Visited_20_Internet_20_Link">345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meng%20TS-010%20&amp;how=r" text:style-name="Internet_20_link" text:visited-style-name="Visited_20_Internet_20_Link">4783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TS-010%22" text:style-name="Internet_20_link" text:visited-style-name="Visited_20_Internet_20_Link">4292.0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1212838641" text:style-name="Internet_20_link" text:visited-style-name="Visited_20_Internet_20_Link">355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meng-model-ts-017s-a7v-tank-krupp-and-engine--1445007" text:style-name="Internet_20_link" text:visited-style-name="Visited_20_Internet_20_Link">A7V Tank (Krupp) &amp; Engine, Meng Model TS-017s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2974848050.html?sku_id=12000023030810410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meng%20TS-017&amp;_csrf=&amp;name=&amp;priceFrom=&amp;priceTo=&amp;availability=&amp;availability=all&amp;scale=&amp;per-page=1" text:style-name="Internet_20_link" text:visited-style-name="Visited_20_Internet_20_Link">3720.9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TS-017%20meng%20&amp;x=0&amp;y=0" text:style-name="Internet_20_link" text:visited-style-name="Visited_20_Internet_20_Link">4101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ts-017%20meng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TS-017%20meng%20&amp;s=" text:style-name="Internet_20_link" text:visited-style-name="Visited_20_Internet_20_Link">345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TS-017%20meng%20&amp;s=" text:style-name="Internet_20_link" text:visited-style-name="Visited_20_Internet_20_Link">345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TS-017%20meng%20&amp;s=" text:style-name="Internet_20_link" text:visited-style-name="Visited_20_Internet_20_Link">345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TS-017%20meng%20&amp;s=" text:style-name="Internet_20_link" text:visited-style-name="Visited_20_Internet_20_Link">345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meng%20TS-017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TS-017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ss-017-1-35-british-fv510-warrior-tes-h-aifv" text:style-name="Internet_20_link" text:visited-style-name="Visited_20_Internet_20_Link">357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meng-model-ts-018-t-10m-heavy-tank--940805" text:style-name="Internet_20_link" text:visited-style-name="Visited_20_Internet_20_Link">Soviet T-10M Heavy Tank, Meng Model TS-018 (2015)</text:a></text:p>
            </table:table-cell>
            <table:table-cell table:style-name="Таблица1.B2" office:value-type="string">
              <text:p text:style-name="Table_20_Contents"><text:a xlink:type="simple" xlink:href="https://aliexpress.ru/item/1005003968847333.html?sku_id=12000027594099715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meng%20TS-018&amp;_csrf=&amp;name=&amp;priceFrom=&amp;priceTo=&amp;availability=&amp;availability=all&amp;scale=&amp;per-page=1" text:style-name="Internet_20_link" text:visited-style-name="Visited_20_Internet_20_Link">3720.9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TS-018%20meng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www.platcdarm.ru/tovar/?q=ts-018%20meng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TS-018%20meng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TS-018%20meng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TS-018%20meng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TS-018%20meng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arma-models.ru/catalog/?q=meng%20TS-018%20&amp;how=r" text:style-name="Internet_20_link" text:visited-style-name="Visited_20_Internet_20_Link">4783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TS-018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TS-018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meng-model-ts-030-gepard-a1-a2--995143" text:style-name="Internet_20_link" text:visited-style-name="Visited_20_Internet_20_Link">Gepard A1/A2, Meng Model TS-030 (2016)</text:a></text:p>
            </table:table-cell>
            <table:table-cell table:style-name="Таблица1.B2" office:value-type="string">
              <text:p text:style-name="Table_20_Contents"><text:a xlink:type="simple" xlink:href="https://aliexpress.ru/item/32971989123.html?sku_id=66633639294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meng%20TS-030&amp;_csrf=&amp;name=&amp;priceFrom=&amp;priceTo=&amp;availability=&amp;availability=all&amp;scale=&amp;per-page=1" text:style-name="Internet_20_link" text:visited-style-name="Visited_20_Internet_20_Link">3720.9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TS-030%20meng%20&amp;x=0&amp;y=0" text:style-name="Internet_20_link" text:visited-style-name="Visited_20_Internet_20_Link">4991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ts-030%20meng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TS-030%20meng%20&amp;s=" text:style-name="Internet_20_link" text:visited-style-name="Visited_20_Internet_20_Link">345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TS-030%20meng%20&amp;s=" text:style-name="Internet_20_link" text:visited-style-name="Visited_20_Internet_20_Link">345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TS-030%20meng%20&amp;s=" text:style-name="Internet_20_link" text:visited-style-name="Visited_20_Internet_20_Link">345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TS-030%20meng%20&amp;s=" text:style-name="Internet_20_link" text:visited-style-name="Visited_20_Internet_20_Link">345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meng%20TS-030%20&amp;how=r" text:style-name="Internet_20_link" text:visited-style-name="Visited_20_Internet_20_Link">4783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TS-030%22" text:style-name="Internet_20_link" text:visited-style-name="Visited_20_Internet_20_Link">4307.0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mts-030-yu-heng-0-3mm-trigger-airbrush" text:style-name="Internet_20_link" text:visited-style-name="Visited_20_Internet_20_Link">894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meng-model-ts-026s-m1a2-abrams-tusk-i-tusk-ii-sep--1164983" text:style-name="Internet_20_link" text:visited-style-name="Visited_20_Internet_20_Link">M1A2 Abrams TUSK I/TUSK II SEP, Meng Model TS-026s (2018)</text:a></text:p>
            </table:table-cell>
            <table:table-cell table:style-name="Таблица1.B2" office:value-type="string">
              <text:p text:style-name="Table_20_Contents"><text:a xlink:type="simple" xlink:href="https://aliexpress.ru/item/1005002897858687.html?sku_id=12000022671730355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meng%20TS-026&amp;_csrf=&amp;name=&amp;priceFrom=&amp;priceTo=&amp;availability=&amp;availability=all&amp;scale=&amp;per-page=1" text:style-name="Internet_20_link" text:visited-style-name="Visited_20_Internet_20_Link">3720.9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TS-026%20meng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www.platcdarm.ru/tovar/?q=ts-026%20meng" text:style-name="Internet_20_link" text:visited-style-name="Visited_20_Internet_20_Link">478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TS-026%20meng%20&amp;s=" text:style-name="Internet_20_link" text:visited-style-name="Visited_20_Internet_20_Link">340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TS-026%20meng%20&amp;s=" text:style-name="Internet_20_link" text:visited-style-name="Visited_20_Internet_20_Link">340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TS-026%20meng%20&amp;s=" text:style-name="Internet_20_link" text:visited-style-name="Visited_20_Internet_20_Link">340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TS-026%20meng%20&amp;s=" text:style-name="Internet_20_link" text:visited-style-name="Visited_20_Internet_20_Link">340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meng%20TS-026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TS-026%22" text:style-name="Internet_20_link" text:visited-style-name="Visited_20_Internet_20_Link">4292.0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TS-026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meng-model-vs-014-k-4386-typhoon-vdv--1286583" text:style-name="Internet_20_link" text:visited-style-name="Visited_20_Internet_20_Link">Russian K-4386 Typhoon-VDV, Meng Model VS-014 (2020)</text:a></text:p>
            </table:table-cell>
            <table:table-cell table:style-name="Таблица1.B2" office:value-type="string">
              <text:p text:style-name="Table_20_Contents"><text:a xlink:type="simple" xlink:href="https://aliexpress.ru/item/1005001872838698.html?sku_id=12000017983036913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meng%20VS-014&amp;_csrf=&amp;name=&amp;priceFrom=&amp;priceTo=&amp;availability=&amp;availability=all&amp;scale=&amp;per-page=1" text:style-name="Internet_20_link" text:visited-style-name="Visited_20_Internet_20_Link">3120.3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VS-014%20meng%20&amp;x=0&amp;y=0" text:style-name="Internet_20_link" text:visited-style-name="Visited_20_Internet_20_Link">2800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vs-014%20meng" text:style-name="Internet_20_link" text:visited-style-name="Visited_20_Internet_20_Link">372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VS-014%20meng%20&amp;s=" text:style-name="Internet_20_link" text:visited-style-name="Visited_20_Internet_20_Link">280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VS-014%20meng%20&amp;s=" text:style-name="Internet_20_link" text:visited-style-name="Visited_20_Internet_20_Link">280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VS-014%20meng%20&amp;s=" text:style-name="Internet_20_link" text:visited-style-name="Visited_20_Internet_20_Link">280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VS-014%20meng%20&amp;s=" text:style-name="Internet_20_link" text:visited-style-name="Visited_20_Internet_20_Link">280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meng%20VS-014%20&amp;how=r" text:style-name="Internet_20_link" text:visited-style-name="Visited_20_Internet_20_Link">4011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VS-014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VS-014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meng-model-vs-010-r-r-armored-car--1188392" text:style-name="Internet_20_link" text:visited-style-name="Visited_20_Internet_20_Link">British R-R Armored Car, Meng Model VS-010 (2019)</text:a></text:p>
            </table:table-cell>
            <table:table-cell table:style-name="Таблица1.B2" office:value-type="string">
              <text:p text:style-name="Table_20_Contents"><text:a xlink:type="simple" xlink:href="https://aliexpress.ru/item/33001428097.html?sku_id=6700974558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meng%20VS-010&amp;_csrf=&amp;name=&amp;priceFrom=&amp;priceTo=&amp;availability=&amp;availability=all&amp;scale=&amp;per-page=1" text:style-name="Internet_20_link" text:visited-style-name="Visited_20_Internet_20_Link">2400.58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VS-010%20meng%20&amp;x=0&amp;y=0" text:style-name="Internet_20_link" text:visited-style-name="Visited_20_Internet_20_Link">3220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vs-010%20meng" text:style-name="Internet_20_link" text:visited-style-name="Visited_20_Internet_20_Link">396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VS-010%20meng%20&amp;s=" text:style-name="Internet_20_link" text:visited-style-name="Visited_20_Internet_20_Link">215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VS-010%20meng%20&amp;s=" text:style-name="Internet_20_link" text:visited-style-name="Visited_20_Internet_20_Link">215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VS-010%20meng%20&amp;s=" text:style-name="Internet_20_link" text:visited-style-name="Visited_20_Internet_20_Link">215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VS-010%20meng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arma-models.ru/catalog/?q=meng%20VS-010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VS-010%22" text:style-name="Internet_20_link" text:visited-style-name="Visited_20_Internet_20_Link">2770.0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vs-010-1-35-british-r-r-armored-car-pattern-1914-1920" text:style-name="Internet_20_link" text:visited-style-name="Visited_20_Internet_20_Link">230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meng-model-vs-009-husky-tsv--1152025" text:style-name="Internet_20_link" text:visited-style-name="Visited_20_Internet_20_Link">British Army HUSKY TSV, Meng Model VS-009 (2018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662005445.html?sku_id=12000030019811647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meng%20VS-009&amp;_csrf=&amp;name=&amp;priceFrom=&amp;priceTo=&amp;availability=&amp;availability=all&amp;scale=&amp;per-page=1" text:style-name="Internet_20_link" text:visited-style-name="Visited_20_Internet_20_Link">3120.3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VS-009%20meng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www.platcdarm.ru/tovar/?q=vs-009%20meng" text:style-name="Internet_20_link" text:visited-style-name="Visited_20_Internet_20_Link">4455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VS-009%20meng%20&amp;s=" text:style-name="Internet_20_link" text:visited-style-name="Visited_20_Internet_20_Link">2835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VS-009%20meng%20&amp;s=" text:style-name="Internet_20_link" text:visited-style-name="Visited_20_Internet_20_Link">2835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VS-009%20meng%20&amp;s=" text:style-name="Internet_20_link" text:visited-style-name="Visited_20_Internet_20_Link">2835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VS-009%20meng%20&amp;s=" text:style-name="Internet_20_link" text:visited-style-name="Visited_20_Internet_20_Link">2835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meng%20VS-009%20&amp;how=r" text:style-name="Internet_20_link" text:visited-style-name="Visited_20_Internet_20_Link">4011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VS-009%22" text:style-name="Internet_20_link" text:visited-style-name="Visited_20_Internet_20_Link">3596.0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vs-009-1-35-british-army-husky-tsv" text:style-name="Internet_20_link" text:visited-style-name="Visited_20_Internet_20_Link">298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meng-model-vs-014-k-4386-typhoon-vdv--1286583" text:style-name="Internet_20_link" text:visited-style-name="Visited_20_Internet_20_Link">Russian K-4386 Typhoon-VDV, Meng Model VS-014 (2020)</text:a></text:p>
            </table:table-cell>
            <table:table-cell table:style-name="Таблица1.B2" office:value-type="string">
              <text:p text:style-name="Table_20_Contents"><text:a xlink:type="simple" xlink:href="https://aliexpress.ru/item/1005001872838698.html?sku_id=12000017983036913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meng%20VS-014&amp;_csrf=&amp;name=&amp;priceFrom=&amp;priceTo=&amp;availability=&amp;availability=all&amp;scale=&amp;per-page=1" text:style-name="Internet_20_link" text:visited-style-name="Visited_20_Internet_20_Link">3120.3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VS-014%20meng%20&amp;x=0&amp;y=0" text:style-name="Internet_20_link" text:visited-style-name="Visited_20_Internet_20_Link">2800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vs-014%20meng" text:style-name="Internet_20_link" text:visited-style-name="Visited_20_Internet_20_Link">372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VS-014%20meng%20&amp;s=" text:style-name="Internet_20_link" text:visited-style-name="Visited_20_Internet_20_Link">280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VS-014%20meng%20&amp;s=" text:style-name="Internet_20_link" text:visited-style-name="Visited_20_Internet_20_Link">280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VS-014%20meng%20&amp;s=" text:style-name="Internet_20_link" text:visited-style-name="Visited_20_Internet_20_Link">280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VS-014%20meng%20&amp;s=" text:style-name="Internet_20_link" text:visited-style-name="Visited_20_Internet_20_Link">280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meng%20VS-014%20&amp;how=r" text:style-name="Internet_20_link" text:visited-style-name="Visited_20_Internet_20_Link">4011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VS-014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VS-014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takom-2154-m114-early-and-late-type--1413410" text:style-name="Internet_20_link" text:visited-style-name="Visited_20_Internet_20_Link">M114 early &amp; late type, Takom 2154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386544677.html?sku_id=12000028998275927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akom%202154&amp;_csrf=&amp;name=&amp;priceFrom=&amp;priceTo=&amp;availability=&amp;availability=all&amp;scale=&amp;per-page=1" text:style-name="Internet_20_link" text:visited-style-name="Visited_20_Internet_20_Link">2087.54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2154%20takom%20&amp;x=0&amp;y=0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www.platcdarm.ru/tovar/?q=2154%20takom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2154%20takom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2154%20takom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2154%20takom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2154%20takom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akom%202154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2154%22" text:style-name="Internet_20_link" text:visited-style-name="Visited_20_Internet_20_Link">2784.0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predzakaz-2154-m114-early-late-production-2-in-1-w-interior" text:style-name="Internet_20_link" text:visited-style-name="Visited_20_Internet_20_Link">280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takom-2041-t-55-am--973357" text:style-name="Internet_20_link" text:visited-style-name="Visited_20_Internet_20_Link">T-55 AM, Takom 2041 (2016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526969778.html?sku_id=1200002948039673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akom%202041&amp;_csrf=&amp;name=&amp;priceFrom=&amp;priceTo=&amp;availability=&amp;availability=all&amp;scale=&amp;per-page=1" text:style-name="Internet_20_link" text:visited-style-name="Visited_20_Internet_20_Link">2684.5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2041%20takom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www.platcdarm.ru/tovar/?q=2041%20takom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2041%20takom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2041%20takom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2041%20takom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2041%20takom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akom%202041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2041%22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mw-2041-nabor-shlifovalnyh-blokov-iz-alyuminievogo-splava-dlinoj-113-mm-tolshchinoj-2-mm" text:style-name="Internet_20_link" text:visited-style-name="Visited_20_Internet_20_Link">51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rye-field-model-rm-5060-sdkfz-167-stug-iv--1398505" text:style-name="Internet_20_link" text:visited-style-name="Visited_20_Internet_20_Link">Sd.Kfz. 167 StuG IV, Rye Field Model RM-5060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117445315.html?sku_id=12000028095625285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rye%20field%20models%20RM-5060&amp;_csrf=&amp;name=&amp;priceFrom=&amp;priceTo=&amp;availability=&amp;availability=all&amp;scale=&amp;per-page=1" text:style-name="Internet_20_link" text:visited-style-name="Visited_20_Internet_20_Link">2635.36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RM-5060%20rye%20field%20models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www.platcdarm.ru/tovar/?q=5060%20rfms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RM-5060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RM-5060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RM-5060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RM-5060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arma-models.ru/catalog/?q=rye%20field%20models%20RM-5060%20&amp;how=r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RM-5060%22" text:style-name="Internet_20_link" text:visited-style-name="Visited_20_Internet_20_Link">3435.0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rm-2025-1-35-upgrade-set-for-5060-5061-stug-iv-early-production" text:style-name="Internet_20_link" text:visited-style-name="Visited_20_Internet_20_Link">138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rye-field-model-rm-5062-challenger-2--1302551" text:style-name="Internet_20_link" text:visited-style-name="Visited_20_Internet_20_Link">Challenger 2, Rye Field Model RM-5062 (2020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427455562.html?sku_id=12000029148699078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rye%20field%20models%20RM-5062&amp;_csrf=&amp;name=&amp;priceFrom=&amp;priceTo=&amp;availability=&amp;availability=all&amp;scale=&amp;per-page=1" text:style-name="Internet_20_link" text:visited-style-name="Visited_20_Internet_20_Link">3245.06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RM-5062%20rye%20field%20models%20&amp;x=0&amp;y=0" text:style-name="Internet_20_link" text:visited-style-name="Visited_20_Internet_20_Link">3623.0</text:a></text:p>
            </table:table-cell>
            <table:table-cell table:style-name="Таблица1.B2" office:value-type="string">
              <text:p text:style-name="P3"><text:a xlink:type="simple" xlink:href="https://www.platcdarm.ru/tovar/?q=5062%20rfms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RM-5062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RM-5062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RM-5062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RM-5062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arma-models.ru/catalog/?q=rye%20field%20models%20RM-5062%20&amp;how=r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RM-5062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RM-5062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rye-field-model-rm-5052-m1240a1-m-atv-m153-crows-ii--1343508" text:style-name="Internet_20_link" text:visited-style-name="Visited_20_Internet_20_Link">M1240A1 M-ATV (M153 CROWS II), Rye Field Model RM-5052 (2021)</text:a></text:p>
            </table:table-cell>
            <table:table-cell table:style-name="Таблица1.B2" office:value-type="string">
              <text:p text:style-name="Table_20_Contents"><text:a xlink:type="simple" xlink:href="https://aliexpress.ru/item/1005002558927105.html?sku_id=12000021138457997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rye%20field%20models%20RM-5052&amp;_csrf=&amp;name=&amp;priceFrom=&amp;priceTo=&amp;availability=&amp;availability=all&amp;scale=&amp;per-page=1" text:style-name="Internet_20_link" text:visited-style-name="Visited_20_Internet_20_Link">3504.41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RM-5052%20rye%20field%20models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P3"><text:a xlink:type="simple" xlink:href="https://www.platcdarm.ru/tovar/?q=5052%20rfms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RM-5052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RM-5052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RM-5052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RM-5052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arma-models.ru/catalog/?q=rye%20field%20models%20RM-5052%20&amp;how=r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RM-5052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rm-2010-upgrade-set-for-5052-m1240a1-m-atv-m153-crows-ii" text:style-name="Internet_20_link" text:visited-style-name="Visited_20_Internet_20_Link">134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rye-field-model-rm-5039-challenger-2-tes--1258556" text:style-name="Internet_20_link" text:visited-style-name="Visited_20_Internet_20_Link">Challenger 2 TES, Rye Field Model RM-5039 (2020)</text:a></text:p>
            </table:table-cell>
            <table:table-cell table:style-name="Таблица1.B2" office:value-type="string">
              <text:p text:style-name="Table_20_Contents"><text:a xlink:type="simple" xlink:href="https://aliexpress.ru/item/1005003340686732.html?sku_id=12000025303209980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rye%20field%20models%20RM-5039&amp;_csrf=&amp;name=&amp;priceFrom=&amp;priceTo=&amp;availability=&amp;availability=all&amp;scale=&amp;per-page=1" text:style-name="Internet_20_link" text:visited-style-name="Visited_20_Internet_20_Link">3504.41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RM-5039%20rye%20field%20models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P3"><text:a xlink:type="simple" xlink:href="https://www.platcdarm.ru/tovar/?q=5039%20rfms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RM-5039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RM-5039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RM-5039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RM-5039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arma-models.ru/catalog/?q=rye%20field%20models%20RM-5039%20&amp;how=r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RM-5039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RM-5039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rye-field-model-rm-5021-puma--1179872" text:style-name="Internet_20_link" text:visited-style-name="Visited_20_Internet_20_Link">PUMA, Rye Field Model RM-5021 (2018)</text:a></text:p>
            </table:table-cell>
            <table:table-cell table:style-name="Таблица1.B2" office:value-type="string">
              <text:p text:style-name="Table_20_Contents"><text:a xlink:type="simple" xlink:href="https://aliexpress.ru/item/32976445400.html?sku_id=66695279537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rye%20field%20models%20RM-5021&amp;_csrf=&amp;name=&amp;priceFrom=&amp;priceTo=&amp;availability=&amp;availability=all&amp;scale=&amp;per-page=1" text:style-name="Internet_20_link" text:visited-style-name="Visited_20_Internet_20_Link">3784.6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RM-5021%20rye%20field%20models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P3"><text:a xlink:type="simple" xlink:href="https://www.platcdarm.ru/tovar/?q=5021%20rfms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RM-5021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RM-5021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RM-5021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RM-5021%20rye%20field%20models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arma-models.ru/catalog/?q=rye%20field%20models%20RM-5021%20&amp;how=r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RM-5021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RM-5021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amusing-hobby-35a028-centurion-mkv--1291722" text:style-name="Internet_20_link" text:visited-style-name="Visited_20_Internet_20_Link">Centurion MK.V, Amusing Hobby 35A028 (2020)</text:a></text:p>
            </table:table-cell>
            <table:table-cell table:style-name="Таблица1.B2" office:value-type="string">
              <text:p text:style-name="Table_20_Contents"><text:a xlink:type="simple" xlink:href="https://aliexpress.ru/item/1005002996401663.html?sku_id=12000023128462619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amusing%20hobby%2035A028&amp;_csrf=&amp;name=&amp;priceFrom=&amp;priceTo=&amp;availability=&amp;availability=all&amp;scale=&amp;per-page=1" text:style-name="Internet_20_link" text:visited-style-name="Visited_20_Internet_20_Link">2663.57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35A028%20amusing%20hobby%20&amp;x=0&amp;y=0" text:style-name="Internet_20_link" text:visited-style-name="Visited_20_Internet_20_Link">3623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35a028%20amusing%20hobby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35A028%20amusing%20hobby%20&amp;s=" text:style-name="Internet_20_link" text:visited-style-name="Visited_20_Internet_20_Link">285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35A028%20amusing%20hobby%20&amp;s=" text:style-name="Internet_20_link" text:visited-style-name="Visited_20_Internet_20_Link">285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35A028%20amusing%20hobby%20&amp;s=" text:style-name="Internet_20_link" text:visited-style-name="Visited_20_Internet_20_Link">2850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35A028%20amusing%20hobby%20&amp;s=" text:style-name="Internet_20_link" text:visited-style-name="Visited_20_Internet_20_Link">285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amusing%20hobby%2035A028%20&amp;how=r" text:style-name="Internet_20_link" text:visited-style-name="Visited_20_Internet_20_Link">4548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35A028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35A028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amusing-hobby-35a025-arl44--1217401" text:style-name="Internet_20_link" text:visited-style-name="Visited_20_Internet_20_Link">French Heavy Tank ARL44, Amusing Hobby 35A025 (2019)</text:a></text:p>
            </table:table-cell>
            <table:table-cell table:style-name="Таблица1.B2" office:value-type="string">
              <text:p text:style-name="Table_20_Contents"><text:a xlink:type="simple" xlink:href="https://aliexpress.ru/item/1005003156544022.html?sku_id=12000024402275799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amusing%20hobby%2035A025&amp;_csrf=&amp;name=&amp;priceFrom=&amp;priceTo=&amp;availability=&amp;availability=all&amp;scale=&amp;per-page=1" text:style-name="Internet_20_link" text:visited-style-name="Visited_20_Internet_20_Link">3327.87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35A025%20amusing%20hobby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www.platcdarm.ru/tovar/?q=35a025%20amusing%20hobby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35A025%20amusing%20hobby%20&amp;s=" text:style-name="Internet_20_link" text:visited-style-name="Visited_20_Internet_20_Link">3330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35A025%20amusing%20hobby%20&amp;s=" text:style-name="Internet_20_link" text:visited-style-name="Visited_20_Internet_20_Link">333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35A025%20amusing%20hobby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35A025%20amusing%20hobby%20&amp;s=" text:style-name="Internet_20_link" text:visited-style-name="Visited_20_Internet_20_Link">333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amusing%20hobby%2035A025%20&amp;how=r" text:style-name="Internet_20_link" text:visited-style-name="Visited_20_Internet_20_Link">5684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35A025%22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1213619641" text:style-name="Internet_20_link" text:visited-style-name="Visited_20_Internet_20_Link">173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modelcollect-ua35028-german-panzerkampfwagen-e-100-ausf-g-mit-105cm-zwilling--1304702" text:style-name="Internet_20_link" text:visited-style-name="Visited_20_Internet_20_Link">German Panzerkampfwagen E-100 Ausf. G mit 10.5cm Zwilling, Modelcollect UA35028 (2021)</text:a></text:p>
            </table:table-cell>
            <table:table-cell table:style-name="Таблица1.B2" office:value-type="string">
              <text:p text:style-name="Table_20_Contents"><text:a xlink:type="simple" xlink:href="https://aliexpress.ru/wholesale?SearchText=modelcollect%20UA35028%20model&amp;SortType=total_tranpro_desc&amp;g=y&amp;page=1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modelcollect%20UA35028&amp;_csrf=&amp;name=&amp;priceFrom=&amp;priceTo=&amp;availability=&amp;availability=all&amp;scale=&amp;per-page=1" text:style-name="Internet_20_link" text:visited-style-name="Visited_20_Internet_20_Link">2856.4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UA35028%20modelcollect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www.platcdarm.ru/tovar/?q=ua35028%20modelcollect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UA35028%20modelcollect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UA35028%20modelcollect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UA35028%20modelcollect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UA35028%20modelcollect%20&amp;s=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arma-models.ru/catalog/?q=modelcollect%20UA35028%20&amp;how=r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UA35028%22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UA35028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icm-35526-l1500s-llg--181433" text:style-name="Internet_20_link" text:visited-style-name="Visited_20_Internet_20_Link">L1500S LLG, ICM 35526 (2013)</text:a></text:p>
            </table:table-cell>
            <table:table-cell table:style-name="Таблица1.B2" office:value-type="string">
              <text:p text:style-name="Table_20_Contents"><text:a xlink:type="simple" xlink:href="https://aliexpress.ru/wholesale?SearchText=icm%2035526%20model&amp;SortType=total_tranpro_desc&amp;g=y&amp;page=1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icm%2035526&amp;_csrf=&amp;name=&amp;priceFrom=&amp;priceTo=&amp;availability=&amp;availability=all&amp;scale=&amp;per-page=1" text:style-name="Internet_20_link" text:visited-style-name="Visited_20_Internet_20_Link">1883.7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35526%20icm%20&amp;x=0&amp;y=0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www.platcdarm.ru/tovar/?q=35526%20icm" text:style-name="Internet_20_link" text:visited-style-name="Visited_20_Internet_20_Link">2070.0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35526%20icm%20&amp;s=" text:style-name="Internet_20_link" text:visited-style-name="Visited_20_Internet_20_Link">1933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35526%20icm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35526%20icm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35526%20icm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arma-models.ru/catalog/?q=icm%2035526%20&amp;how=r" text:style-name="Internet_20_link" text:visited-style-name="Visited_20_Internet_20_Link">2375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35526%22" text:style-name="Internet_20_link" text:visited-style-name="Visited_20_Internet_20_Link">2070.0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1231681041" text:style-name="Internet_20_link" text:visited-style-name="Visited_20_Internet_20_Link">2070.0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<text:a xlink:type="simple" xlink:href="https://www.scalemates.com/kits/revell-03256-tpz-1-fuchs-a4--1051708" text:style-name="Internet_20_link" text:visited-style-name="Visited_20_Internet_20_Link">TPz 1 Fuchs A4, Revell 03256 (2017)</text:a></text:p>
            </table:table-cell>
            <table:table-cell table:style-name="Таблица1.B2" office:value-type="string">
              <text:p text:style-name="Table_20_Contents"><text:a xlink:type="simple" xlink:href="https://aliexpress.ru/item/1005003586910119.html?sku_id=12000026391333225" text:style-name="Internet_20_link" text:visited-style-name="Visited_20_Internet_20_Link">_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revell%2003256&amp;_csrf=&amp;name=&amp;priceFrom=&amp;priceTo=&amp;availability=&amp;availability=all&amp;scale=&amp;per-page=1" text:style-name="Internet_20_link" text:visited-style-name="Visited_20_Internet_20_Link">2317.77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03256%20revell%20&amp;x=0&amp;y=0" text:style-name="Internet_20_link" text:visited-style-name="Visited_20_Internet_20_Link">2861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03256%20revell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spb.modelist.spb.ru/search/index.php?q=03256%20revell%20&amp;s=" text:style-name="Internet_20_link" text:visited-style-name="Visited_20_Internet_20_Link">2786.0</text:a></text:p>
            </table:table-cell>
            <table:table-cell table:style-name="Таблица1.B2" office:value-type="string">
              <text:p text:style-name="Table_20_Contents"><text:a xlink:type="simple" xlink:href="https://sennaya.modelist.spb.ru/search/index.php?q=03256%20revell%20&amp;s=" text:style-name="Internet_20_link" text:visited-style-name="Visited_20_Internet_20_Link">OOS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03256%20revell%20&amp;s=" text:style-name="Internet_20_link" text:visited-style-name="Visited_20_Internet_20_Link">2786.0</text:a></text:p>
            </table:table-cell>
            <table:table-cell table:style-name="Таблица1.B2" office:value-type="string">
              <text:p text:style-name="Table_20_Contents"><text:a xlink:type="simple" xlink:href="https://msk.modelist.spb.ru/search/index.php?q=03256%20revell%20&amp;s=" text:style-name="Internet_20_link" text:visited-style-name="Visited_20_Internet_20_Link">2786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revell%2003256%20&amp;how=r" text:style-name="Internet_20_link" text:visited-style-name="Visited_20_Internet_20_Link">3715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03256%22" text:style-name="Internet_20_link" text:visited-style-name="Visited_20_Internet_20_Link">3483.0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03256%20" text:style-name="Internet_20_link" text:visited-style-name="Visited_20_Internet_20_Link">_</text:a></text:p>
            </table:table-cell>
          </table:table-row>
          <table:table-row table:style-name="TableLine1120628916560">
            <table:table-cell table:style-name="Таблица1.A2" office:value-type="string">
              <text:p text:style-name="Table_20_Contents">---</text:p>
            </table:table-cell>
            <table:table-cell table:style-name="Таблица1.B41" table:number-columns-spanned="11" office:value-type="string">
              <text:p text:style-name="P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1120628916560">
            <table:table-cell table:style-name="Таблица1.A42" office:value-type="string">
              <text:p text:style-name="Table_20_Contents">TOTAL:</text:p>
            </table:table-cell>
            <table:table-cell table:style-name="Таблица1.B42" office:value-type="string">
              <text:p text:style-name="Table_20_Contents">32605.32</text:p>
            </table:table-cell>
            <table:table-cell table:style-name="Таблица1.B42" office:value-type="string">
              <text:p text:style-name="Table_20_Contents">107924.18</text:p>
            </table:table-cell>
            <table:table-cell table:style-name="Таблица1.B42" office:value-type="string">
              <text:p text:style-name="Table_20_Contents">42331.0</text:p>
            </table:table-cell>
            <table:table-cell table:style-name="Таблица1.B42" office:value-type="string">
              <text:p text:style-name="Table_20_Contents">50805.0</text:p>
            </table:table-cell>
            <table:table-cell table:style-name="Таблица1.B42" office:value-type="string">
              <text:p text:style-name="Table_20_Contents">74047.0</text:p>
            </table:table-cell>
            <table:table-cell table:style-name="Таблица1.B42" office:value-type="string">
              <text:p text:style-name="Table_20_Contents">69328.0</text:p>
            </table:table-cell>
            <table:table-cell table:style-name="Таблица1.B42" office:value-type="string">
              <text:p text:style-name="Table_20_Contents">67164.0</text:p>
            </table:table-cell>
            <table:table-cell table:style-name="Таблица1.B42" office:value-type="string">
              <text:p text:style-name="Table_20_Contents">66594.0</text:p>
            </table:table-cell>
            <table:table-cell table:style-name="Таблица1.B42" office:value-type="string">
              <text:p text:style-name="Table_20_Contents">64121.0</text:p>
            </table:table-cell>
            <table:table-cell table:style-name="Таблица1.B42" office:value-type="string">
              <text:p text:style-name="Table_20_Contents">40355.0</text:p>
            </table:table-cell>
            <table:table-cell table:style-name="Таблица1.B42" office:value-type="string">
              <text:p text:style-name="Table_20_Contents">40500.0</text:p>
            </table:table-cell>
          </table:table-row>
        </table:table>
        <text:p text:style-name="Text_20_body"/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4T19:18:08.093000000</meta:creation-date>
    <meta:editing-cycles>4</meta:editing-cycles>
    <meta:editing-duration>PT39M33S</meta:editing-duration>
    <dc:date>2022-11-14T20:48:20.242000000</dc:date>
    <meta:generator>LibreOffice/7.2.5.2$Windows_X86_64 LibreOffice_project/499f9727c189e6ef3471021d6132d4c694f357e5</meta:generator>
    <meta:document-statistic meta:table-count="1" meta:image-count="0" meta:object-count="0" meta:page-count="1" meta:paragraph-count="493" meta:word-count="784" meta:character-count="4088" meta:non-whitespace-character-count="3793"/>
  </office:meta>
</office:document-meta>
</file>